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1cm" draw:marker-start-width="0.45cm" draw:marker-end-width="0.45cm" draw:fill="none" draw:fill-color="#ffffff" draw:textarea-horizontal-align="center" fo:padding-top="0.075cm" fo:padding-bottom="0.075cm" fo:padding-left="0.101cm" fo:padding-right="0.101cm"/>
    </style:style>
    <style:style style:name="gr7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objectwithoutfill">
      <style:graphic-properties draw:marker-end="Arrow" draw:marker-end-width="0.25cm" draw:fill="none" draw:textarea-horizontal-align="center"/>
    </style:style>
    <style:style style:name="gr10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1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02cm" svg:height="0.9cm" svg:x="1.198cm" svg:y="1.25cm">
          <draw:text-box>
            <text:p><text:span text:style-name="T1">ROLE</text:span></text:p>
          </draw:text-box>
        </draw:frame>
        <draw:g>
          <draw:polyline draw:style-name="gr2" draw:layer="layout" svg:width="0.249cm" svg:height="0.499cm" svg:x="1.094cm" svg:y="12.807cm" svg:viewBox="0 0 250 500" draw:points="0,0 250,250 0,500">
            <text:p/>
          </draw:polyline>
          <draw:frame draw:style-name="gr3" draw:text-style-name="P2" draw:layer="layout" svg:width="1.391cm" svg:height="0.445cm" svg:x="1.453cm" svg:y="12.815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439cm" svg:y="12.315cm">
            <draw:text-box>
              <text:p><text:span text:style-name="T2">piShlRst</text:span></text:p>
            </draw:text-box>
          </draw:frame>
          <draw:line draw:style-name="gr5" draw:layer="layout" svg:x1="1.094cm" svg:y1="12.557cm" svg:x2="1.344cm" svg:y2="12.557cm">
            <text:p/>
          </draw:line>
        </draw:g>
        <draw:rect draw:style-name="gr6" draw:layer="layout" svg:width="18.95cm" svg:height="12.75cm" svg:x="1.05cm" svg:y="1.05cm">
          <text:p/>
        </draw:rect>
        <draw:rect draw:style-name="gr7" draw:text-style-name="P4" draw:layer="layout" svg:width="3.95cm" svg:height="8cm" svg:x="13.5cm" svg:y="2.5cm">
          <text:p text:style-name="P3"><text:span text:style-name="T3">MTA</text:span></text:p>
          <text:p text:style-name="P3"><text:span text:style-name="T4"><text:s text:c="4"/></text:span></text:p>
          <text:p text:style-name="P3"><text:span text:style-name="T4"><text:s text:c="4"/></text:span><text:span text:style-name="T4">MemoryTestApplication</text:span><text:span text:style-name="T3"> </text:span></text:p>
        </draw:rect>
        <draw:rect draw:style-name="gr8" xml:id="id1" draw:id="id1" draw:layer="layout" svg:width="0.5cm" svg:height="0.2cm" svg:x="3.8cm" svg:y="13.35cm">
          <text:p/>
        </draw:rect>
        <draw:rect draw:style-name="gr8" xml:id="id2" draw:id="id2" draw:layer="layout" svg:width="0.5cm" svg:height="0.2cm" svg:x="3.8cm" svg:y="12.25cm">
          <text:p/>
        </draw:rect>
        <draw:connector draw:style-name="gr9" draw:layer="layout" svg:x1="4.05cm" svg:y1="13.35cm" svg:x2="4.05cm" svg:y2="12.45cm" draw:start-shape="id1" draw:start-glue-point="0" draw:end-shape="id2" draw:end-glue-point="2" svg:d="M4050 13350v-900">
          <text:p/>
        </draw:connector>
        <draw:rect draw:style-name="gr8" xml:id="id3" draw:id="id3" draw:layer="layout" svg:width="0.5cm" svg:height="0.2cm" svg:x="4.3cm" svg:y="13.35cm">
          <text:p/>
        </draw:rect>
        <draw:rect draw:style-name="gr8" xml:id="id4" draw:id="id4" draw:layer="layout" svg:width="0.5cm" svg:height="0.2cm" svg:x="4.3cm" svg:y="12.25cm">
          <text:p/>
        </draw:rect>
        <draw:connector draw:style-name="gr9" draw:layer="layout" svg:x1="4.55cm" svg:y1="13.35cm" svg:x2="4.55cm" svg:y2="12.45cm" draw:start-shape="id3" draw:start-glue-point="0" draw:end-shape="id4" draw:end-glue-point="2" svg:d="M4550 13350v-900">
          <text:p/>
        </draw:connector>
        <draw:rect draw:style-name="gr8" xml:id="id5" draw:id="id5" draw:layer="layout" svg:width="0.5cm" svg:height="0.2cm" svg:x="6.2cm" svg:y="13.35cm">
          <text:p/>
        </draw:rect>
        <draw:rect draw:style-name="gr8" xml:id="id6" draw:id="id6" draw:layer="layout" svg:width="0.5cm" svg:height="0.2cm" svg:x="6.2cm" svg:y="12.25cm">
          <text:p/>
        </draw:rect>
        <draw:connector draw:style-name="gr10" draw:layer="layout" svg:x1="6.45cm" svg:y1="13.35cm" svg:x2="6.45cm" svg:y2="12.45cm" draw:start-shape="id5" draw:start-glue-point="0" draw:end-shape="id6" draw:end-glue-point="2" svg:d="M6450 13350v-900">
          <text:p/>
        </draw:connector>
        <draw:rect draw:style-name="gr8" xml:id="id7" draw:id="id7" draw:layer="layout" svg:width="0.5cm" svg:height="0.2cm" svg:x="6.7cm" svg:y="13.35cm">
          <text:p/>
        </draw:rect>
        <draw:rect draw:style-name="gr8" xml:id="id8" draw:id="id8" draw:layer="layout" svg:width="0.5cm" svg:height="0.2cm" svg:x="6.7cm" svg:y="12.25cm">
          <text:p/>
        </draw:rect>
        <draw:connector draw:style-name="gr10" draw:layer="layout" svg:x1="6.95cm" svg:y1="13.35cm" svg:x2="6.95cm" svg:y2="12.45cm" draw:start-shape="id7" draw:start-glue-point="0" draw:end-shape="id8" draw:end-glue-point="2" svg:d="M6950 13350v-900">
          <text:p/>
        </draw:connector>
        <draw:rect draw:style-name="gr8" xml:id="id9" draw:id="id9" draw:layer="layout" svg:width="0.5cm" svg:height="0.2cm" svg:x="8.8cm" svg:y="13.35cm">
          <text:p/>
        </draw:rect>
        <draw:rect draw:style-name="gr8" xml:id="id10" draw:id="id10" draw:layer="layout" svg:width="0.5cm" svg:height="0.2cm" svg:x="8.8cm" svg:y="12.25cm">
          <text:p/>
        </draw:rect>
        <draw:connector draw:style-name="gr9" draw:layer="layout" svg:x1="9.05cm" svg:y1="13.35cm" svg:x2="9.05cm" svg:y2="12.45cm" draw:start-shape="id9" draw:start-glue-point="0" draw:end-shape="id10" draw:end-glue-point="2" svg:d="M9050 13350v-900">
          <text:p/>
        </draw:connector>
        <draw:rect draw:style-name="gr8" xml:id="id11" draw:id="id11" draw:layer="layout" svg:width="0.5cm" svg:height="0.2cm" svg:x="9.3cm" svg:y="13.35cm">
          <text:p/>
        </draw:rect>
        <draw:rect draw:style-name="gr8" xml:id="id12" draw:id="id12" draw:layer="layout" svg:width="0.5cm" svg:height="0.2cm" svg:x="9.3cm" svg:y="12.25cm">
          <text:p/>
        </draw:rect>
        <draw:connector draw:style-name="gr9" draw:layer="layout" svg:x1="9.55cm" svg:y1="13.35cm" svg:x2="9.55cm" svg:y2="12.45cm" draw:start-shape="id11" draw:start-glue-point="0" draw:end-shape="id12" draw:end-glue-point="2" svg:d="M9550 13350v-900">
          <text:p/>
        </draw:connector>
        <draw:rect draw:style-name="gr8" xml:id="id13" draw:id="id13" draw:layer="layout" svg:width="0.5cm" svg:height="0.2cm" svg:x="11.2cm" svg:y="13.35cm">
          <text:p/>
        </draw:rect>
        <draw:rect draw:style-name="gr8" xml:id="id14" draw:id="id14" draw:layer="layout" svg:width="0.5cm" svg:height="0.2cm" svg:x="11.2cm" svg:y="12.25cm">
          <text:p/>
        </draw:rect>
        <draw:connector draw:style-name="gr10" draw:layer="layout" svg:x1="11.45cm" svg:y1="13.35cm" svg:x2="11.45cm" svg:y2="12.45cm" draw:start-shape="id13" draw:start-glue-point="0" draw:end-shape="id14" draw:end-glue-point="2" svg:d="M11450 13350v-900">
          <text:p/>
        </draw:connector>
        <draw:rect draw:style-name="gr8" xml:id="id15" draw:id="id15" draw:layer="layout" svg:width="0.5cm" svg:height="0.2cm" svg:x="11.7cm" svg:y="13.35cm">
          <text:p/>
        </draw:rect>
        <draw:rect draw:style-name="gr8" xml:id="id16" draw:id="id16" draw:layer="layout" svg:width="0.5cm" svg:height="0.2cm" svg:x="11.7cm" svg:y="12.25cm">
          <text:p/>
        </draw:rect>
        <draw:connector draw:style-name="gr10" draw:layer="layout" svg:x1="11.95cm" svg:y1="13.35cm" svg:x2="11.95cm" svg:y2="12.45cm" draw:start-shape="id15" draw:start-glue-point="0" draw:end-shape="id16" draw:end-glue-point="2" svg:d="M11950 13350v-900">
          <text:p/>
        </draw:connector>
        <draw:rect draw:style-name="gr8" xml:id="id17" draw:id="id17" draw:layer="layout" svg:width="0.5cm" svg:height="0.2cm" svg:x="3.8cm" svg:y="11.15cm">
          <text:p/>
        </draw:rect>
        <draw:rect draw:style-name="gr8" xml:id="id18" draw:id="id18" draw:layer="layout" svg:width="0.5cm" svg:height="0.2cm" svg:x="3.8cm" svg:y="10.05cm">
          <text:p/>
        </draw:rect>
        <draw:connector draw:style-name="gr9" draw:layer="layout" svg:x1="4.05cm" svg:y1="11.15cm" svg:x2="4.05cm" svg:y2="10.25cm" draw:start-shape="id17" draw:start-glue-point="0" draw:end-shape="id18" draw:end-glue-point="2" svg:d="M4050 11150v-900">
          <text:p/>
        </draw:connector>
        <draw:rect draw:style-name="gr8" xml:id="id19" draw:id="id19" draw:layer="layout" svg:width="0.5cm" svg:height="0.2cm" svg:x="4.3cm" svg:y="11.15cm">
          <text:p/>
        </draw:rect>
        <draw:rect draw:style-name="gr8" xml:id="id20" draw:id="id20" draw:layer="layout" svg:width="0.5cm" svg:height="0.2cm" svg:x="4.3cm" svg:y="10.05cm">
          <text:p/>
        </draw:rect>
        <draw:connector draw:style-name="gr9" draw:layer="layout" svg:x1="4.55cm" svg:y1="11.15cm" svg:x2="4.55cm" svg:y2="10.25cm" draw:start-shape="id19" draw:start-glue-point="0" draw:end-shape="id20" draw:end-glue-point="2" svg:d="M4550 11150v-900">
          <text:p/>
        </draw:connector>
        <draw:rect draw:style-name="gr8" xml:id="id21" draw:id="id21" draw:layer="layout" svg:width="0.5cm" svg:height="0.2cm" svg:x="6.2cm" svg:y="11.15cm">
          <text:p/>
        </draw:rect>
        <draw:rect draw:style-name="gr8" xml:id="id22" draw:id="id22" draw:layer="layout" svg:width="0.5cm" svg:height="0.2cm" svg:x="6.2cm" svg:y="10.05cm">
          <text:p/>
        </draw:rect>
        <draw:connector draw:style-name="gr10" draw:layer="layout" svg:x1="6.45cm" svg:y1="11.15cm" svg:x2="6.45cm" svg:y2="10.25cm" draw:start-shape="id21" draw:start-glue-point="0" draw:end-shape="id22" draw:end-glue-point="2" svg:d="M6450 11150v-900">
          <text:p/>
        </draw:connector>
        <draw:rect draw:style-name="gr8" xml:id="id23" draw:id="id23" draw:layer="layout" svg:width="0.5cm" svg:height="0.2cm" svg:x="6.7cm" svg:y="11.15cm">
          <text:p/>
        </draw:rect>
        <draw:rect draw:style-name="gr8" xml:id="id24" draw:id="id24" draw:layer="layout" svg:width="0.5cm" svg:height="0.2cm" svg:x="6.7cm" svg:y="10.05cm">
          <text:p/>
        </draw:rect>
        <draw:connector draw:style-name="gr10" draw:layer="layout" svg:x1="6.95cm" svg:y1="11.15cm" svg:x2="6.95cm" svg:y2="10.25cm" draw:start-shape="id23" draw:start-glue-point="0" draw:end-shape="id24" draw:end-glue-point="2" svg:d="M6950 11150v-900">
          <text:p/>
        </draw:connector>
        <draw:rect draw:style-name="gr8" xml:id="id25" draw:id="id25" draw:layer="layout" svg:width="0.5cm" svg:height="0.2cm" svg:x="8.8cm" svg:y="11.15cm">
          <text:p/>
        </draw:rect>
        <draw:rect draw:style-name="gr8" xml:id="id26" draw:id="id26" draw:layer="layout" svg:width="0.5cm" svg:height="0.2cm" svg:x="8.8cm" svg:y="10.05cm">
          <text:p/>
        </draw:rect>
        <draw:connector draw:style-name="gr9" draw:layer="layout" svg:x1="9.05cm" svg:y1="11.15cm" svg:x2="9.05cm" svg:y2="10.25cm" draw:start-shape="id25" draw:start-glue-point="0" draw:end-shape="id26" draw:end-glue-point="2" svg:d="M9050 11150v-900">
          <text:p/>
        </draw:connector>
        <draw:rect draw:style-name="gr8" xml:id="id27" draw:id="id27" draw:layer="layout" svg:width="0.5cm" svg:height="0.2cm" svg:x="9.3cm" svg:y="11.15cm">
          <text:p/>
        </draw:rect>
        <draw:rect draw:style-name="gr8" xml:id="id28" draw:id="id28" draw:layer="layout" svg:width="0.5cm" svg:height="0.2cm" svg:x="9.3cm" svg:y="10.05cm">
          <text:p/>
        </draw:rect>
        <draw:connector draw:style-name="gr9" draw:layer="layout" svg:x1="9.55cm" svg:y1="11.15cm" svg:x2="9.55cm" svg:y2="10.25cm" draw:start-shape="id27" draw:start-glue-point="0" draw:end-shape="id28" draw:end-glue-point="2" svg:d="M9550 11150v-900">
          <text:p/>
        </draw:connector>
        <draw:rect draw:style-name="gr8" xml:id="id29" draw:id="id29" draw:layer="layout" svg:width="0.5cm" svg:height="0.2cm" svg:x="11.2cm" svg:y="11.15cm">
          <text:p/>
        </draw:rect>
        <draw:rect draw:style-name="gr8" xml:id="id30" draw:id="id30" draw:layer="layout" svg:width="0.5cm" svg:height="0.2cm" svg:x="11.2cm" svg:y="10.05cm">
          <text:p/>
        </draw:rect>
        <draw:connector draw:style-name="gr10" draw:layer="layout" svg:x1="11.45cm" svg:y1="11.15cm" svg:x2="11.45cm" svg:y2="10.25cm" draw:start-shape="id29" draw:start-glue-point="0" draw:end-shape="id30" draw:end-glue-point="2" svg:d="M11450 11150v-900">
          <text:p/>
        </draw:connector>
        <draw:rect draw:style-name="gr8" xml:id="id31" draw:id="id31" draw:layer="layout" svg:width="0.5cm" svg:height="0.2cm" svg:x="11.7cm" svg:y="11.15cm">
          <text:p/>
        </draw:rect>
        <draw:rect draw:style-name="gr8" xml:id="id32" draw:id="id32" draw:layer="layout" svg:width="0.5cm" svg:height="0.2cm" svg:x="11.7cm" svg:y="10.05cm">
          <text:p/>
        </draw:rect>
        <draw:connector draw:style-name="gr10" draw:layer="layout" svg:x1="11.95cm" svg:y1="11.15cm" svg:x2="11.95cm" svg:y2="10.25cm" draw:start-shape="id31" draw:start-glue-point="0" draw:end-shape="id32" draw:end-glue-point="2" svg:d="M11950 11150v-900">
          <text:p/>
        </draw:connector>
        <draw:rect draw:style-name="gr7" draw:text-style-name="P4" draw:layer="layout" svg:width="4.085cm" svg:height="1.55cm" svg:x="3.465cm" svg:y="11cm">
          <text:p text:style-name="P3"><text:span text:style-name="T3">TSIF</text:span></text:p>
          <text:p text:style-name="P3"><text:span text:style-name="T4"><text:s text:c="4"/></text:span><text:span text:style-name="T4">TcpShellInterface</text:span><text:span text:style-name="T3"> </text:span></text:p>
        </draw:rect>
        <draw:rect draw:style-name="gr7" draw:text-style-name="P4" draw:layer="layout" svg:width="3.95cm" svg:height="1.55cm" svg:x="8.5cm" svg:y="11cm">
          <text:p text:style-name="P3"><text:span text:style-name="T3">USIF</text:span></text:p>
          <text:p text:style-name="P3"><text:span text:style-name="T4"><text:s text:c="4"/></text:span><text:span text:style-name="T4">UdpShellInterface</text:span><text:span text:style-name="T3"> </text:span></text:p>
        </draw:rect>
        <draw:rect draw:style-name="gr11" draw:text-style-name="P5" draw:layer="layout" svg:width="13.95cm" svg:height="0.559cm" svg:x="3.5cm" svg:y="13.234cm">
          <text:p><text:span text:style-name="T5">SHELL</text:span></text:p>
        </draw:rect>
        <draw:rect draw:style-name="gr7" draw:text-style-name="P4" draw:layer="layout" svg:width="4.1cm" svg:height="7.8cm" svg:x="3.45cm" svg:y="2.5cm">
          <text:p text:style-name="P3"><text:span text:style-name="T3">TAF</text:span></text:p>
          <text:p text:style-name="P3"><text:span text:style-name="T4"><text:s text:c="4"/></text:span></text:p>
          <text:p text:style-name="P3"><text:span text:style-name="T4"><text:s text:c="4"/></text:span><text:span text:style-name="T4">TcpApplicationFlash</text:span><text:span text:style-name="T3"> </text:span></text:p>
        </draw:rect>
        <draw:rect draw:style-name="gr7" draw:text-style-name="P4" draw:layer="layout" svg:width="3.95cm" svg:height="7.8cm" svg:x="8.5cm" svg:y="2.5cm">
          <text:p text:style-name="P3"><text:span text:style-name="T3">UAF</text:span></text:p>
          <text:p text:style-name="P3"><text:span text:style-name="T4"><text:s text:c="4"/></text:span></text:p>
          <text:p text:style-name="P3"><text:span text:style-name="T4"><text:s text:c="4"/></text:span><text:span text:style-name="T4">UdpApplicationFlash</text:span><text:span text:style-name="T3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1M21S</meta:editing-duration>
    <meta:editing-cycles>149</meta:editing-cycles>
    <meta:generator>OpenOffice/4.1.6$Unix OpenOffice.org_project/416m1$Build-9790</meta:generator>
    <dc:date>2019-12-20T22:20:56</dc:date>
    <dc:creator>Francois Abel</dc:creator>
    <meta:printed-by>Francois Abel</meta:printed-by>
    <meta:print-date>2018-01-29T17:34:31.89</meta:print-date>
    <meta:document-statistic meta:object-count="62"/>
  </office:meta>
</office:document-meta>
</file>